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200%"/>
      <style:text-properties fo:font-size="14pt" fo:font-weight="normal" officeooo:paragraph-rsid="0046b883" style:font-size-asian="14pt" style:font-weight-asian="normal" style:font-size-complex="14pt" style:font-weight-complex="normal"/>
    </style:style>
    <style:style style:name="P2" style:family="paragraph" style:parent-style-name="Text_20_body">
      <style:paragraph-properties fo:line-height="200%"/>
    </style:style>
    <style:style style:name="P3" style:family="paragraph" style:parent-style-name="Text_20_body">
      <style:paragraph-properties fo:line-height="115%"/>
    </style:style>
    <style:style style:name="P4" style:family="paragraph" style:parent-style-name="Text_20_body" style:list-style-name="L1">
      <style:paragraph-properties fo:line-height="150%"/>
      <style:text-properties officeooo:rsid="004d3871" officeooo:paragraph-rsid="004d3871"/>
    </style:style>
    <style:style style:name="P5" style:family="paragraph" style:parent-style-name="Text_20_body">
      <style:paragraph-properties fo:line-height="200%"/>
      <style:text-properties officeooo:rsid="004d3871" officeooo:paragraph-rsid="004d3871"/>
    </style:style>
    <style:style style:name="P6" style:family="paragraph" style:parent-style-name="Text_20_body" style:list-style-name="L2">
      <style:paragraph-properties fo:line-height="150%"/>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paragraph-rsid="002789f0" style:font-size-asian="14pt" style:font-size-complex="14pt"/>
    </style:style>
    <style:style style:name="P8" style:family="paragraph" style:parent-style-name="Text_20_body">
      <loext:graphic-properties draw:fill="none" draw:fill-hatch-name="hatch"/>
      <style:paragraph-properties fo:margin-left="2cm" fo:margin-right="0cm" fo:margin-top="0.101cm" fo:margin-bottom="0.499cm" style:contextual-spacing="false" fo:line-height="115%" fo:text-indent="0cm" style:auto-text-indent="false" fo:background-color="transparent"/>
      <style:text-properties fo:font-size="14pt" fo:font-style="italic" fo:font-weight="bold" officeooo:rsid="0042820b" officeooo:paragraph-rsid="002789f0" style:font-size-asian="14pt" style:font-style-asian="italic" style:font-weight-asian="bold" style:font-size-complex="14pt" style:font-style-complex="italic" style:font-weight-complex="bold"/>
    </style:style>
    <style:style style:name="P9" style:family="paragraph" style:parent-style-name="Text_20_body">
      <loext:graphic-properties draw:fill-hatch-name="hatch"/>
      <style:paragraph-properties fo:margin-top="0.101cm" fo:margin-bottom="0.499cm" style:contextual-spacing="false" fo:line-height="115%"/>
      <style:text-properties officeooo:rsid="004f37c8" officeooo:paragraph-rsid="004f37c8"/>
    </style:style>
    <style:style style:name="P10" style:family="paragraph" style:parent-style-name="Text_20_body">
      <loext:graphic-properties draw:fill-hatch-name="hatch"/>
      <style:paragraph-properties fo:margin-top="0.101cm" fo:margin-bottom="0.499cm" style:contextual-spacing="false" fo:line-height="115%"/>
      <style:text-properties officeooo:rsid="004f37c8" officeooo:paragraph-rsid="004f9859"/>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4f9859" officeooo:paragraph-rsid="004f9859"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fo:font-size="12pt" style:font-size-asian="12pt" style:font-size-complex="12pt"/>
    </style:style>
    <style:style style:name="T2" style:family="text">
      <style:text-properties officeooo:rsid="0042820b"/>
    </style:style>
    <style:style style:name="T3" style:family="text">
      <style:text-properties fo:font-size="14pt" officeooo:rsid="0042820b" style:font-size-asian="14pt" style:font-size-complex="14pt"/>
    </style:style>
    <style:style style:name="T4" style:family="text">
      <style:text-properties fo:font-size="14pt" style:font-size-asian="14pt" style:font-size-complex="14pt"/>
    </style:style>
    <style:style style:name="T5" style:family="text">
      <style:text-properties fo:font-size="14pt" officeooo:rsid="004f9859" style:font-size-asian="14pt" style:font-size-complex="14pt"/>
    </style:style>
    <style:style style:name="T6" style:family="text">
      <style:text-properties fo:font-size="14pt" officeooo:rsid="00495328"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all to Worship</text:span></text:span><text:span text:style-name="T1"> (Isaiah 26:4) / </text:span><text:span text:style-name="Strong_20_Emphasis"><text:span text:style-name="T1">Opening prayer</text:span></text:span><text:span text:style-name="T1"> (John A)</text:span></text:p>
      <text:p text:style-name="P2"><text:span text:style-name="Strong_20_Emphasis">Praise</text:span>: <text:span text:style-name="Emphasis">Hallelujah for the Cross</text:span></text:p>
      <text:p text:style-name="P2"><text:span text:style-name="Strong_20_Emphasis">Bible Reading</text:span>: Romans 3:19-31 (MarJo A)</text:p>
      <text:p text:style-name="P3"><text:span text:style-name="Strong_20_Emphasis">Announcements</text:span> (John A)</text:p>
      <text:list text:style-name="L1">
        <text:list-item>
          <text:p text:style-name="P4">Evening Service</text:p>
        </text:list-item>
        <text:list-item>
          <text:p text:style-name="P4">Allan Freer</text:p>
        </text:list-item>
      </text:list>
      <text:p text:style-name="P5"/>
      <text:p text:style-name="P2"><text:span text:style-name="Strong_20_Emphasis">Sunday School</text:span> (Mook L)</text:p>
      <text:p text:style-name="P2"><text:span text:style-name="Strong_20_Emphasis">Praise</text:span>: <text:span text:style-name="Emphasis">Will Your Anchor Hold</text:span></text:p>
      <text:p text:style-name="P2"><text:span text:style-name="Strong_20_Emphasis">Prayer for the church and the world</text:span>  (John A)</text:p>
      <text:p text:style-name="P2"><text:span text:style-name="Strong_20_Emphasis">Bible reading</text:span>: Hebrews 2:1-4 (Tim A)</text:p>
      <text:p text:style-name="P2"><text:span text:style-name="Strong_20_Emphasis">Praise</text:span>: <text:span text:style-name="Emphasis">All I Have Is Christ </text:span></text:p>
      <text:p text:style-name="P2"><text:span text:style-name="Strong_20_Emphasis">Sermon</text:span>: “ARE WE TOO CASUAL?” (Mook L)</text:p>
      <text:p text:style-name="P2"><text:span text:style-name="Strong_20_Emphasis">Praise</text:span>: <text:span text:style-name="Emphasis">He Will Hold Me Fast</text:span></text:p>
      <text:p text:style-name="P2"><text:span text:style-name="Strong_20_Emphasis">Benediction</text:span> (Mook L)</text:p>
      <text:p text:style-name="P2"/>
      <text:p text:style-name="P2"><text:span text:style-name="Strong_20_Emphasis">Sermon Outline</text:span></text:p>
      <text:p text:style-name="P2">“ARE WE TOO CASUAL?”   (Hebrews 2:1-4)</text:p>
      <text:p text:style-name="P2">Introduction</text:p>
      <text:list text:style-name="L2">
        <text:list-item>
          <text:p text:style-name="P6">Pay Closer Attention</text:p>
        </text:list-item>
        <text:list-item>
          <text:p text:style-name="P6">Drifting Away</text:p>
        </text:list-item>
        <text:list-item>
          <text:p text:style-name="P6">Tragedy of neglecting salvation</text:p>
        </text:list-item>
        <text:list-item>
          <text:p text:style-name="P6">Glory of the Gospel</text:p>
        </text:list-item>
      </text:list>
      <text:p text:style-name="P2">Conclusion</text:p>
      <text:p text:style-name="P7"><text:soft-page-break/><text:span text:style-name="T2">Isaiah 26:4</text:span></text:p>
      <text:p text:style-name="P8">Trust in the Lord forever, for the Lord God is an everlasting rock.</text:p>
      <text:p text:style-name="P9"><text:span text:style-name="T3">H</text:span><text:span text:style-name="T4">eavenly Father, we thank You that we have gathered here today to bring You praise. We thank You that You are worthy of all our praise, for You are the Only God, the Rock in Whom we can place our </text:span><text:span text:style-name="T5">complete</text:span><text:span text:style-name="T4"> trust.</text:span></text:p>
      <text:p text:style-name="P10"><text:span text:style-name="T4">Without You we would be lost but we thank You that You have drawn us to Yourself, saved us by sending Jesus to die in our place, to pay the penalty for our rebellion. We thank You that You have given us The Holy Spirit <text:s/>to be with us in difficult times a</text:span><text:span text:style-name="T5">nd</text:span><text:span text:style-name="T4"> good times, to remind us that You have adopted us into Your family.</text:span></text:p>
      <text:p text:style-name="P11">We pray that we may bring You a sacrifice of praise today, that we may know You more as we hear Your Word read and preached, that we would see Jesus lifted higher, and that we would grow in our obedience and faithfulness day by day.</text:p>
      <text:p text:style-name="P11">In Jesus Mighty Name we pray, Amen. </text:p>
      <text:p text:style-name="P12"><text:span text:style-name="T3">[</text:span><text:span text:style-name="T6">Hallelujah for the Cross</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ccc39"/>
    </style:style>
    <style:style style:name="MT2"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3rd</text:span> <text:span text:style-name="MT1">Febr</text:span><text:span text:style-name="MT2">uary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2-22T21:57:00.742243638</dc:date>
    <meta:editing-duration>PT5H40M57S</meta:editing-duration>
    <meta:editing-cycles>44</meta:editing-cycles>
    <meta:generator>LibreOffice/24.8.4.2$Linux_X86_64 LibreOffice_project/3e97788786b20d724e2ed0ea7a111abce73cab63</meta:generator>
    <meta:print-date>2024-02-03T21:06:33.278074986</meta:print-date>
    <meta:document-statistic meta:table-count="0" meta:image-count="0" meta:object-count="0" meta:page-count="2" meta:paragraph-count="30" meta:word-count="289" meta:character-count="1529" meta:non-whitespace-character-count="1270"/>
  </office:meta>
</office:document-meta>
</file>